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men Hausarbeit:</text:p>
      <text:p text:style-name="Standard"/>
      <text:list xml:id="list9165835675561186278" text:style-name="L1">
        <text:list-item>
          <text:p text:style-name="P1">Waldorfschule – Vor- und Nachteile einer Reformpädagogischen Lehreinrichtung</text:p>
          <text:list>
            <text:list-item>
              <text:p text:style-name="P1">Rudolf Steiner</text:p>
            </text:list-item>
            <text:list-item>
              <text:p text:style-name="P1">Antrophosophie</text:p>
            </text:list-item>
            <text:list-item>
              <text:p text:style-name="P1">Die Waldorfschule</text:p>
              <text:list>
                <text:list-item>
                  <text:p text:style-name="P1">a</text:p>
                </text:list-item>
                <text:list-item>
                  <text:p text:style-name="P1">b</text:p>
                </text:list-item>
                <text:list-item>
                  <text:p text:style-name="P1">c</text:p>
                </text:list-item>
              </text:list>
            </text:list-item>
            <text:list-item>
              <text:p text:style-name="P1">Vor- und Nachteile der Waldorfschule</text:p>
            </text:list-item>
            <text:list-item>
              <text:p text:style-name="P1">Fazit</text:p>
            </text:list-item>
          </text:list>
        </text:list-item>
      </text:list>
      <text:p text:style-name="Standard"/>
      <text:p text:style-name="Standard"/>
      <text:list xml:id="list5660602668274792214" text:style-name="L2">
        <text:list-item>
          <text:p text:style-name="P2">Waldorfschule – eine kritische Auseinandersetzung mit der Aussage, dass Abgänger von Waldorfschulen häufiger eine Hochschulausbildung absolvieren als die Grundgesamtheit<text:line-break/></text:p>
          <text:list>
            <text:list-item>
              <text:p text:style-name="P2">Rudolf Steiner</text:p>
            </text:list-item>
            <text:list-item>
              <text:p text:style-name="P2">Die Waldorfschule</text:p>
            </text:list-item>
            <text:list-item>
              <text:p text:style-name="P2">Empirische Studie zur Bildung und Lebensgestaltung ehem. Waldorfschüler</text:p>
            </text:list-item>
            <text:list-item>
              <text:p text:style-name="P2">Fazit</text:p>
              <text:p text:style-name="P2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9:09:24</meta:creation-date>
    <dc:date>2013-01-26T18:43:29</dc:date>
    <meta:editing-duration>PT23H18M54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1" meta:paragraph-count="15" meta:word-count="70" meta:character-count="474"/>
  </office:meta>
</office:document-meta>
</file>